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4.19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671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2.417cm" fo:min-width="4.5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4.326cm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3.945cm"/>
    </style:style>
    <style:style style:name="gr10" style:family="graphic" style:parent-style-name="standard">
      <style:graphic-properties draw:textarea-horizontal-align="justify" draw:textarea-vertical-align="middle" draw:auto-grow-height="false" fo:min-height="1.909cm" fo:min-width="4.453cm"/>
    </style:style>
    <style:style style:name="gr11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12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13" style:family="graphic" style:parent-style-name="standard">
      <style:graphic-properties draw:textarea-horizontal-align="justify" draw:textarea-vertical-align="middle" draw:auto-grow-height="false" fo:min-height="2.163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1.909cm" fo:min-width="3.691cm"/>
    </style:style>
    <style:style style:name="gr15" style:family="graphic" style:parent-style-name="standard">
      <style:graphic-properties draw:textarea-horizontal-align="justify" draw:textarea-vertical-align="middle" draw:auto-grow-height="false" fo:min-height="2.163cm" fo:min-width="3.69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4" draw:id="id4" draw:layer="layout" svg:width="4.191cm" svg:height="1.778cm" svg:x="7.858cm" svg:y="1.508cm">
            <text:p text:style-name="P1">Mula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1" draw:id="id1" draw:layer="layout" svg:width="6.096cm" svg:height="1.778cm" svg:x="10.779cm" svg:y="4.429cm">
            <text:p text:style-name="P1">Input Data </text:p>
            <text:p text:style-name="P1">Kunci Jawaban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2" draw:id="id2" draw:layer="layout" svg:width="4.699cm" svg:height="2.032cm" svg:x="8.747cm" svg:y="8.366cm">
            <text:p text:style-name="P1">Proses Manual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0.779cm" svg:y1="5.318cm" svg:x2="11.096cm" svg:y2="8.366cm" draw:start-shape="id1" draw:start-glue-point="3" draw:end-shape="id2" draw:end-glue-point="0" svg:d="M10779 5318h-501v1969h818v1079" svg:viewBox="0 0 819 3049">
            <text:p/>
          </draw:connector>
          <draw:custom-shape draw:style-name="gr5" draw:text-style-name="P1" xml:id="id3" draw:id="id3" draw:layer="layout" svg:width="4.572cm" svg:height="2.921cm" svg:x="14.081cm" svg:y="9.509cm">
            <text:p text:style-name="P1">Proses </text:p>
            <text:p text:style-name="P1">Input Total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6.875cm" svg:y1="5.318cm" svg:x2="16.367cm" svg:y2="9.509cm" draw:start-shape="id1" draw:start-glue-point="1" draw:end-shape="id3" draw:end-glue-point="0" svg:d="M16875 5318h501v2540h-1009v1651" svg:viewBox="0 0 1010 4192">
            <text:p/>
          </draw:connector>
          <draw:connector draw:style-name="gr4" draw:text-style-name="P1" draw:layer="layout" svg:x1="9.953cm" svg:y1="3.286cm" svg:x2="13.827cm" svg:y2="4.429cm" draw:start-shape="id4" draw:start-glue-point="2" draw:end-shape="id1" draw:end-glue-point="0" svg:d="M9953 3286v572h3874v571" svg:viewBox="0 0 3875 1144">
            <text:p/>
          </draw:connector>
          <draw:connector draw:style-name="gr4" draw:text-style-name="P1" draw:layer="layout" svg:x1="11.096cm" svg:y1="10.398cm" svg:x2="14.081cm" svg:y2="10.969cm" draw:start-shape="id2" draw:start-glue-point="2" draw:end-shape="id3" draw:end-glue-point="3" svg:d="M11096 10398v571h2985" svg:viewBox="0 0 2986 572">
            <text:p/>
          </draw:connector>
          <draw:custom-shape draw:style-name="gr6" draw:text-style-name="P1" xml:id="id6" draw:id="id6" draw:layer="layout" svg:width="5.08cm" svg:height="2.667cm" svg:x="8.112cm" svg:y="16.367cm">
            <text:p text:style-name="P1">Ubah RW ke SW</text:p>
            <text:p text:style-name="P1">Sesuai Norma</text:p>
            <text:p text:style-name="P1">Yg dipilih</text:p>
            <draw:enhanced-geometry svg:viewBox="0 0 21600 21600" draw:type="rectangle" draw:enhanced-path="M 0 0 L 21600 0 21600 21600 0 21600 0 0 Z N"/>
          </draw:custom-shape>
          <draw:connector draw:style-name="gr7" draw:text-style-name="P1" draw:layer="layout" svg:x1="16.367cm" svg:y1="12.43cm" svg:x2="10.461cm" svg:y2="13.319cm" draw:start-shape="id3" draw:start-glue-point="2" draw:end-shape="id5" draw:end-glue-point="0" svg:d="M16367 12430v500h-2985v-113h-2921v502" svg:viewBox="0 0 5907 890">
            <text:p text:style-name="P1"/>
          </draw:connector>
          <draw:custom-shape draw:style-name="gr8" draw:text-style-name="P1" xml:id="id7" draw:id="id7" draw:layer="layout" svg:width="4.826cm" svg:height="2.413cm" svg:x="8.62cm" svg:y="20.431cm">
            <text:p text:style-name="P1">Penjurusan</text:p>
            <text:p text:style-name="P1">Kemampuan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0.652cm" svg:y1="19.034cm" svg:x2="11.033cm" svg:y2="20.431cm" draw:start-shape="id6" draw:start-glue-point="2" draw:end-shape="id7" svg:d="M10652 19034v698h381v699" svg:viewBox="0 0 382 1398">
            <text:p/>
          </draw:connector>
          <draw:custom-shape draw:style-name="gr9" draw:text-style-name="P1" xml:id="id5" draw:id="id5" draw:layer="layout" svg:width="4.445cm" svg:height="1.905cm" svg:x="8.239cm" svg:y="13.319cm">
            <text:p text:style-name="P1">Ubah</text:p>
            <text:p text:style-name="P1">Geasamt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0.461cm" svg:y1="15.224cm" svg:x2="10.652cm" svg:y2="16.367cm" draw:start-shape="id5" draw:start-glue-point="2" draw:end-shape="id6" draw:end-glue-point="0" svg:d="M10461 15224v571h191v572" svg:viewBox="0 0 192 1144">
            <text:p/>
          </draw:connector>
        </draw:g>
      </draw:page>
      <draw:page draw:name="page2" draw:style-name="dp1" draw:master-page-name="Default">
        <draw:custom-shape draw:style-name="gr10" draw:text-style-name="P1" xml:id="id8" draw:id="id8" draw:layer="layout" svg:width="4.953cm" svg:height="2.159cm" svg:x="2.016cm" svg:y="1.635cm">
          <text:p text:style-name="P1">Tabel </text:p>
          <text:p text:style-name="P1">Biodata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5.207cm" svg:height="2.159cm" svg:x="8.366cm" svg:y="1.635cm">
          <text:p text:style-name="P1">Tabel</text:p>
          <text:p text:style-name="P1">Input Data</text:p>
          <text:p text:style-name="P1">Kunci Jawaban</text:p>
          <draw:enhanced-geometry svg:viewBox="0 0 21600 21600" draw:type="rectangle" draw:enhanced-path="M 0 0 L 21600 0 21600 21600 0 21600 0 0 Z N"/>
        </draw:custom-shape>
        <draw:custom-shape draw:style-name="gr12" draw:text-style-name="P1" xml:id="id10" draw:id="id10" draw:layer="layout" svg:width="5.334cm" svg:height="2.286cm" svg:x="14.716cm" svg:y="2.397cm">
          <text:p text:style-name="P1">Tabel</text:p>
          <text:p text:style-name="P1">Database Input </text:p>
          <text:p text:style-name="P1">Total</text:p>
          <draw:enhanced-geometry svg:viewBox="0 0 21600 21600" draw:type="rectangle" draw:enhanced-path="M 0 0 L 21600 0 21600 21600 0 21600 0 0 Z N"/>
        </draw:custom-shape>
        <draw:custom-shape draw:style-name="gr13" draw:text-style-name="P1" xml:id="id13" draw:id="id13" draw:layer="layout" svg:width="5.334cm" svg:height="2.413cm" svg:x="1cm" svg:y="12.684cm">
          <text:p text:style-name="P1">Tabel Norma</text:p>
          <text:p text:style-name="P1">RW SW</text:p>
          <draw:enhanced-geometry svg:viewBox="0 0 21600 21600" draw:type="rectangle" draw:enhanced-path="M 0 0 L 21600 0 21600 21600 0 21600 0 0 Z N"/>
        </draw:custom-shape>
        <draw:custom-shape draw:style-name="gr13" draw:text-style-name="P1" xml:id="id14" draw:id="id14" draw:layer="layout" svg:width="5.334cm" svg:height="2.413cm" svg:x="4.302cm" svg:y="17.002cm">
          <text:p text:style-name="P1">Database Penju</text:p>
          <text:p text:style-name="P1">Rusan Kemampu</text:p>
          <text:p text:style-name="P1">an</text:p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4.191cm" svg:height="2.159cm" svg:x="2.778cm" svg:y="8.747cm">
          <text:p text:style-name="P1">Tabel</text:p>
          <text:p text:style-name="P1">Geasam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969cm" svg:y1="2.714cm" svg:x2="8.366cm" svg:y2="2.714cm" draw:start-shape="id8" draw:start-glue-point="1" draw:end-shape="id9" draw:end-glue-point="3" svg:d="M6969 2714h1397" svg:viewBox="0 0 1398 1">
          <text:p/>
        </draw:connector>
        <draw:connector draw:style-name="gr4" draw:text-style-name="P1" draw:layer="layout" svg:x1="10.969cm" svg:y1="3.794cm" svg:x2="17.383cm" svg:y2="2.397cm" draw:start-shape="id9" draw:start-glue-point="2" draw:end-shape="id10" draw:end-glue-point="0" svg:d="M10969 3794v500h3175v-2398h3239v501" svg:viewBox="0 0 6415 2399">
          <text:p/>
        </draw:connector>
        <draw:connector draw:style-name="gr4" draw:text-style-name="P1" draw:layer="layout" svg:x1="17.414cm" svg:y1="7.159cm" svg:x2="4.873cm" svg:y2="8.747cm" draw:start-shape="id11" draw:start-glue-point="0" draw:end-shape="id12" draw:end-glue-point="0" svg:d="M17414 7159h-12541v1588" svg:viewBox="0 0 12542 1589">
          <text:p/>
        </draw:connector>
        <draw:connector draw:style-name="gr4" draw:text-style-name="P1" draw:layer="layout" svg:x1="4.873cm" svg:y1="10.906cm" svg:x2="3.667cm" svg:y2="12.684cm" draw:start-shape="id12" draw:start-glue-point="2" draw:end-shape="id13" draw:end-glue-point="0" svg:d="M4873 10906v888h-1206v890" svg:viewBox="0 0 1207 1779">
          <text:p/>
        </draw:connector>
        <draw:connector draw:style-name="gr4" draw:text-style-name="P1" draw:layer="layout" svg:x1="3.667cm" svg:y1="15.097cm" svg:x2="6.969cm" svg:y2="17.002cm" draw:start-shape="id13" draw:start-glue-point="2" draw:end-shape="id14" draw:end-glue-point="0" svg:d="M3667 15097v952h3302v953" svg:viewBox="0 0 3303 1906">
          <text:p/>
        </draw:connector>
        <draw:custom-shape draw:style-name="gr15" draw:text-style-name="P1" xml:id="id15" draw:id="id15" draw:layer="layout" svg:width="4.191cm" svg:height="2.413cm" svg:x="15.605cm" svg:y="10.652cm">
          <text:p text:style-name="P1">Table Konversi</text:p>
          <text:p text:style-name="P1">GE</text:p>
          <draw:enhanced-geometry svg:viewBox="0 0 21600 21600" draw:type="rectangle" draw:enhanced-path="M 0 0 L 21600 0 21600 21600 0 21600 0 0 Z N"/>
        </draw:custom-shape>
        <draw:connector draw:style-name="gr4" draw:text-style-name="P1" xml:id="id11" draw:id="id11" draw:layer="layout" svg:x1="17.383cm" svg:y1="4.683cm" svg:x2="17.7cm" svg:y2="10.652cm" draw:start-shape="id10" draw:start-glue-point="2" draw:end-shape="id15" svg:d="M17383 4683v2984h317v2985" svg:viewBox="0 0 318 5970">
          <text:p/>
        </draw:connector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6T06:16:59.137227344</meta:creation-date>
    <meta:generator>LibreOffice/6.3.0.4$Linux_X86_64 LibreOffice_project/30$Build-4</meta:generator>
    <dc:date>2019-10-29T12:56:18.688386226</dc:date>
    <meta:editing-duration>PT7H45M</meta:editing-duration>
    <meta:editing-cycles>20</meta:editing-cycles>
    <meta:document-statistic meta:object-count="28"/>
  </office:meta>
</office:document-meta>
</file>